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Bean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setWithView2( String withView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isBo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MessageConverterTests.mimetypesParametrized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yBean.getFr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MessageConverterTests.jsonView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Bean.setArray( String [ ] arr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MessageConverterTests.fromMessageInvalidJs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yBean.setFraction( float fr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Bytes( byte [ ] by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MessageConverterTests.default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ingJackson2MessageConverterTests.fromMessageToLi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cksonViewBean.setWithoutView( String withoutVie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Number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getWithou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MessageConverterTests.toMessageJsonView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ppingJackson2MessageConverterTests.handleList( List &lt; Long &gt;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pingJackson2MessageConverterTests.fromMessageUntyp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yBean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MessageConverterTests.toMessageUtf16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appingJackson2MessageConverterTests.mimetypeParametrized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ppingJackson2MessageConverterTests.fromMessageMatching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ppingJackson2MessageConverterTests.fromMessageToMessageWithPojo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yBean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MessageConverterTests.toMessageUtf16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ppingJackson2MessageConverterTests.to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appingJackson2MessageConverterTests.handleMessage( Message &lt; MyBean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pingJackson2MessageConverterTests.from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JacksonViewBean.getWithView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cksonViewBean.setWithView1( String withView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setBool( boolean bo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ppingJackson2MessageConverterTests.jsonViewPayload( @ JsonView ( MyJacksonView2 . class ) JacksonViewBean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ppingJackson2MessageConverterTests.fromMessageValidJsonWithUnknownPropert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cksonViewBean.getWithView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